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 style:data-style-name="N100"/>
    <style:style style:name="ce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eak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6.13" calcext:value-type="float">
            <text:p>266.1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4:26.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6.37" calcext:value-type="float">
            <text:p>266.37</text:p>
          </table:table-cell>
          <table:table-cell office:value-type="float" office:value="1" calcext:value-type="float">
            <text:p>1</text:p>
          </table:table-cell>
          <table:table-cell table:formula="of:=ROUND(([.B3]+[.B18]+[.B33])/3;2)" office:value-type="float" office:value="264.33" calcext:value-type="float">
            <text:p>264.33</text:p>
          </table:table-cell>
          <table:table-cell table:formula="of:=(MAX([.B3];[.B18];[.B33]) - MIN([.B3];[.B18];[.B33]) )/2" office:value-type="float" office:value="1.495" calcext:value-type="float">
            <text:p>1.495</text:p>
          </table:table-cell>
          <table:table-cell table:formula="of:=ROUND(([.C3]+[.C18]+[.C33])/3;2)" office:value-type="float" office:value="0.21" calcext:value-type="float">
            <text:p>0.21</text:p>
          </table:table-cell>
          <table:table-cell table:formula="of:=(MAX([.C3];[.C18];[.C33]) - MIN([.C3];[.C18];[.C33]) )/2" office:value-type="float" office:value="0.13" calcext:value-type="float">
            <text:p>0.13</text:p>
          </table:table-cell>
          <table:table-cell table:formula="of:=ROUND(([.G3]+[.G18]+[.G33])/3;2)" office:value-type="float" office:value="264.52" calcext:value-type="float">
            <text:p>264.52</text:p>
          </table:table-cell>
          <table:table-cell table:formula="of:=(MAX([.G3];[.G18];[.G33]) - MIN([.G3];[.G18];[.G33]) )/2" office:value-type="float" office:value="1.56" calcext:value-type="float">
            <text:p>1.56</text:p>
          </table:table-cell>
          <table:table-cell table:formula="of:=ROUND(([.E3]+[.E18]+[.E33])/3;2)" office:value-type="float" office:value="99.33" calcext:value-type="float">
            <text:p>99.33</text:p>
          </table:table-cell>
          <table:table-cell table:formula="of:=(MAX([.E3];[.E18];[.E33]) - MIN([.E3];[.E18];[.E33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7.88" calcext:value-type="float">
            <text:p>1057.8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<text:s/>4:24.6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4.62" calcext:value-type="float">
            <text:p>264.62</text:p>
          </table:table-cell>
          <table:table-cell office:value-type="float" office:value="4" calcext:value-type="float">
            <text:p>4</text:p>
          </table:table-cell>
          <table:table-cell table:formula="of:=ROUND(([.B4]+[.B19]+[.B34])/3;2)" office:value-type="float" office:value="1072.01" calcext:value-type="float">
            <text:p>1072.01</text:p>
          </table:table-cell>
          <table:table-cell table:formula="of:=(MAX([.B4];[.B19];[.B34]) - MIN([.B4];[.B19];[.B34]) )/2" office:value-type="float" office:value="24.645" calcext:value-type="float">
            <text:p>24.645</text:p>
          </table:table-cell>
          <table:table-cell table:formula="of:=ROUND(([.C4]+[.C19]+[.C34])/3;2)" office:value-type="float" office:value="1.59" calcext:value-type="float">
            <text:p>1.59</text:p>
          </table:table-cell>
          <table:table-cell table:formula="of:=(MAX([.C4];[.C19];[.C34]) - MIN([.C4];[.C19];[.C34]) )/2" office:value-type="float" office:value="0.0449999999999999" calcext:value-type="float">
            <text:p>0.045</text:p>
          </table:table-cell>
          <table:table-cell table:formula="of:=ROUND(([.G4]+[.G19]+[.G34])/3;2)" office:value-type="float" office:value="272.07" calcext:value-type="float">
            <text:p>272.07</text:p>
          </table:table-cell>
          <table:table-cell table:formula="of:=(MAX([.G4];[.G19];[.G34]) - MIN([.G4];[.G19];[.G34]) )/2" office:value-type="float" office:value="12.02" calcext:value-type="float">
            <text:p>12.02</text:p>
          </table:table-cell>
          <table:table-cell table:formula="of:=ROUND(([.E4]+[.E19]+[.E34])/3;2)" office:value-type="float" office:value="394.67" calcext:value-type="float">
            <text:p>394.67</text:p>
          </table:table-cell>
          <table:table-cell table:formula="of:=(MAX([.E4];[.E19];[.E34]) - MIN([.E4];[.E19];[.E34]) )/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18.47" calcext:value-type="float">
            <text:p>2118.47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<text:s/>4:25.13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265.13" calcext:value-type="float">
            <text:p>265.13</text:p>
          </table:table-cell>
          <table:table-cell office:value-type="float" office:value="8" calcext:value-type="float">
            <text:p>8</text:p>
          </table:table-cell>
          <table:table-cell table:formula="of:=ROUND(([.B5]+[.B20]+[.B35])/3;2)" office:value-type="float" office:value="2122.88" calcext:value-type="float">
            <text:p>2122.88</text:p>
          </table:table-cell>
          <table:table-cell table:formula="of:=(MAX([.B5];[.B20];[.B35]) - MIN([.B5];[.B20];[.B35]) )/2" office:value-type="float" office:value="4.05000000000018" calcext:value-type="float">
            <text:p>4.05000000000018</text:p>
          </table:table-cell>
          <table:table-cell table:formula="of:=ROUND(([.C5]+[.C20]+[.C35])/3;2)" office:value-type="float" office:value="2.74" calcext:value-type="float">
            <text:p>2.74</text:p>
          </table:table-cell>
          <table:table-cell table:formula="of:=(MAX([.C5];[.C20];[.C35]) - MIN([.C5];[.C20];[.C35]) )/2" office:value-type="float" office:value="0.615" calcext:value-type="float">
            <text:p>0.615</text:p>
          </table:table-cell>
          <table:table-cell table:formula="of:=ROUND(([.G5]+[.G20]+[.G35])/3;2)" office:value-type="float" office:value="265.66" calcext:value-type="float">
            <text:p>265.66</text:p>
          </table:table-cell>
          <table:table-cell table:formula="of:=(MAX([.G5];[.G20];[.G35]) - MIN([.G5];[.G20];[.G35]) )/2" office:value-type="float" office:value="0.47999999999999" calcext:value-type="float">
            <text:p>0.47999999999999</text:p>
          </table:table-cell>
          <table:table-cell table:formula="of:=ROUND(([.E5]+[.E20]+[.E35])/3;2)" office:value-type="float" office:value="799.67" calcext:value-type="float">
            <text:p>799.67</text:p>
          </table:table-cell>
          <table:table-cell table:formula="of:=(MAX([.E5];[.E20];[.E35]) - MIN([.E5];[.E20];[.E35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170.98" calcext:value-type="float">
            <text:p>3170.98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s/>4:25.98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265.98" calcext:value-type="float">
            <text:p>265.98</text:p>
          </table:table-cell>
          <table:table-cell office:value-type="float" office:value="12" calcext:value-type="float">
            <text:p>12</text:p>
          </table:table-cell>
          <table:table-cell table:formula="of:=ROUND(([.B6]+[.B21]+[.B36])/3;2)" office:value-type="float" office:value="3321.65" calcext:value-type="float">
            <text:p>3321.65</text:p>
          </table:table-cell>
          <table:table-cell table:formula="of:=(MAX([.B6];[.B21];[.B36]) - MIN([.B6];[.B21];[.B36]) )/2" office:value-type="float" office:value="202.65" calcext:value-type="float">
            <text:p>202.65</text:p>
          </table:table-cell>
          <table:table-cell table:formula="of:=ROUND(([.C6]+[.C21]+[.C36])/3;2)" office:value-type="float" office:value="4.84" calcext:value-type="float">
            <text:p>4.84</text:p>
          </table:table-cell>
          <table:table-cell table:formula="of:=(MAX([.C6];[.C21];[.C36]) - MIN([.C6];[.C21];[.C36]) )/2" office:value-type="float" office:value="0.91" calcext:value-type="float">
            <text:p>0.91</text:p>
          </table:table-cell>
          <table:table-cell table:formula="of:=ROUND(([.G6]+[.G21]+[.G36])/3;2)" office:value-type="float" office:value="292.14" calcext:value-type="float">
            <text:p>292.14</text:p>
          </table:table-cell>
          <table:table-cell table:formula="of:=(MAX([.G6];[.G21];[.G36]) - MIN([.G6];[.G21];[.G36]) )/2" office:value-type="float" office:value="37.485" calcext:value-type="float">
            <text:p>37.485</text:p>
          </table:table-cell>
          <table:table-cell table:formula="of:=ROUND(([.E6]+[.E21]+[.E36])/3;2)" office:value-type="float" office:value="1146" calcext:value-type="float">
            <text:p>1146</text:p>
          </table:table-cell>
          <table:table-cell table:formula="of:=(MAX([.E6];[.E21];[.E36]) - MIN([.E6];[.E21];[.E36]) )/2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03.25" calcext:value-type="float">
            <text:p>4303.25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<text:s/>4:29.3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69.3" calcext:value-type="float">
            <text:p>269.3</text:p>
          </table:table-cell>
          <table:table-cell office:value-type="float" office:value="16" calcext:value-type="float">
            <text:p>16</text:p>
          </table:table-cell>
          <table:table-cell table:formula="of:=ROUND(([.B7]+[.B22]+[.B37])/3;2)" office:value-type="float" office:value="4301.23" calcext:value-type="float">
            <text:p>4301.23</text:p>
          </table:table-cell>
          <table:table-cell table:formula="of:=(MAX([.B7];[.B22];[.B37]) - MIN([.B7];[.B22];[.B37]) )/2" office:value-type="float" office:value="5.42999999999984" calcext:value-type="float">
            <text:p>5.42999999999984</text:p>
          </table:table-cell>
          <table:table-cell table:formula="of:=ROUND(([.C7]+[.C22]+[.C37])/3;2)" office:value-type="float" office:value="6.87" calcext:value-type="float">
            <text:p>6.87</text:p>
          </table:table-cell>
          <table:table-cell table:formula="of:=(MAX([.C7];[.C22];[.C37]) - MIN([.C7];[.C22];[.C37]) )/2" office:value-type="float" office:value="0.75" calcext:value-type="float">
            <text:p>0.75</text:p>
          </table:table-cell>
          <table:table-cell table:formula="of:=ROUND(([.G7]+[.G22]+[.G37])/3;2)" office:value-type="float" office:value="269.35" calcext:value-type="float">
            <text:p>269.35</text:p>
          </table:table-cell>
          <table:table-cell table:formula="of:=(MAX([.G7];[.G22];[.G37]) - MIN([.G7];[.G22];[.G37]) )/2" office:value-type="float" office:value="0.509999999999991" calcext:value-type="float">
            <text:p>0.509999999999991</text:p>
          </table:table-cell>
          <table:table-cell table:formula="of:=ROUND(([.E7]+[.E22]+[.E37])/3;2)" office:value-type="float" office:value="1599" calcext:value-type="float">
            <text:p>1599</text:p>
          </table:table-cell>
          <table:table-cell table:formula="of:=(MAX([.E7];[.E22];[.E37]) - MIN([.E7];[.E22];[.E37]) )/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63.25" calcext:value-type="float">
            <text:p>5463.25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<text:s/>4:35.2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275.25" calcext:value-type="float">
            <text:p>275.25</text:p>
          </table:table-cell>
          <table:table-cell office:value-type="float" office:value="20" calcext:value-type="float">
            <text:p>20</text:p>
          </table:table-cell>
          <table:table-cell table:formula="of:=ROUND(([.B8]+[.B23]+[.B38])/3;2)" office:value-type="float" office:value="5444.52" calcext:value-type="float">
            <text:p>5444.52</text:p>
          </table:table-cell>
          <table:table-cell table:formula="of:=(MAX([.B8];[.B23];[.B38]) - MIN([.B8];[.B23];[.B38]) )/2" office:value-type="float" office:value="14.5749999999998" calcext:value-type="float">
            <text:p>14.5749999999998</text:p>
          </table:table-cell>
          <table:table-cell table:formula="of:=ROUND(([.C8]+[.C23]+[.C38])/3;2)" office:value-type="float" office:value="6.17" calcext:value-type="float">
            <text:p>6.17</text:p>
          </table:table-cell>
          <table:table-cell table:formula="of:=(MAX([.C8];[.C23];[.C38]) - MIN([.C8];[.C23];[.C38]) )/2" office:value-type="float" office:value="1.86" calcext:value-type="float">
            <text:p>1.86</text:p>
          </table:table-cell>
          <table:table-cell table:formula="of:=ROUND(([.G8]+[.G23]+[.G38])/3;2)" office:value-type="float" office:value="273.3" calcext:value-type="float">
            <text:p>273.3</text:p>
          </table:table-cell>
          <table:table-cell table:formula="of:=(MAX([.G8];[.G23];[.G38]) - MIN([.G8];[.G23];[.G38]) )/2" office:value-type="float" office:value="1.47" calcext:value-type="float">
            <text:p>1.47</text:p>
          </table:table-cell>
          <table:table-cell table:formula="of:=ROUND(([.E8]+[.E23]+[.E38])/3;2)" office:value-type="float" office:value="1993.67" calcext:value-type="float">
            <text:p>1993.67</text:p>
          </table:table-cell>
          <table:table-cell table:formula="of:=(MAX([.E8];[.E23];[.E38]) - MIN([.E8];[.E23];[.E38]) )/2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814.81" calcext:value-type="float">
            <text:p>6814.81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<text:s/>4:45.81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285.81" calcext:value-type="float">
            <text:p>285.81</text:p>
          </table:table-cell>
          <table:table-cell office:value-type="float" office:value="24" calcext:value-type="float">
            <text:p>24</text:p>
          </table:table-cell>
          <table:table-cell table:formula="of:=ROUND(([.B9]+[.B24]+[.B39])/3;2)" office:value-type="float" office:value="6668.31" calcext:value-type="float">
            <text:p>6668.31</text:p>
          </table:table-cell>
          <table:table-cell table:formula="of:=(MAX([.B9];[.B24];[.B39]) - MIN([.B9];[.B24];[.B39]) )/2" office:value-type="float" office:value="114.78" calcext:value-type="float">
            <text:p>114.78</text:p>
          </table:table-cell>
          <table:table-cell table:formula="of:=ROUND(([.C9]+[.C24]+[.C39])/3;2)" office:value-type="float" office:value="8.35" calcext:value-type="float">
            <text:p>8.35</text:p>
          </table:table-cell>
          <table:table-cell table:formula="of:=(MAX([.C9];[.C24];[.C39]) - MIN([.C9];[.C24];[.C39]) )/2" office:value-type="float" office:value="1.525" calcext:value-type="float">
            <text:p>1.525</text:p>
          </table:table-cell>
          <table:table-cell table:formula="of:=ROUND(([.G9]+[.G24]+[.G39])/3;2)" office:value-type="float" office:value="279.99" calcext:value-type="float">
            <text:p>279.99</text:p>
          </table:table-cell>
          <table:table-cell table:formula="of:=(MAX([.G9];[.G24];[.G39]) - MIN([.G9];[.G24];[.G39]) )/2" office:value-type="float" office:value="5.285" calcext:value-type="float">
            <text:p>5.285</text:p>
          </table:table-cell>
          <table:table-cell table:formula="of:=ROUND(([.E9]+[.E24]+[.E39])/3;2)" office:value-type="float" office:value="2384.33" calcext:value-type="float">
            <text:p>2384.33</text:p>
          </table:table-cell>
          <table:table-cell table:formula="of:=(MAX([.E9];[.E24];[.E39]) - MIN([.E9];[.E24];[.E39]) )/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379.22" calcext:value-type="float">
            <text:p>8379.22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4:59.86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299.86" calcext:value-type="float">
            <text:p>299.86</text:p>
          </table:table-cell>
          <table:table-cell office:value-type="float" office:value="28" calcext:value-type="float">
            <text:p>28</text:p>
          </table:table-cell>
          <table:table-cell table:formula="of:=ROUND(([.B10]+[.B25]+[.B40])/3;2)" office:value-type="float" office:value="8446.39" calcext:value-type="float">
            <text:p>8446.39</text:p>
          </table:table-cell>
          <table:table-cell table:formula="of:=(MAX([.B10];[.B25];[.B40]) - MIN([.B10];[.B25];[.B40]) )/2" office:value-type="float" office:value="57.6050000000005" calcext:value-type="float">
            <text:p>57.6050000000005</text:p>
          </table:table-cell>
          <table:table-cell table:formula="of:=ROUND(([.C10]+[.C25]+[.C40])/3;2)" office:value-type="float" office:value="11.34" calcext:value-type="float">
            <text:p>11.34</text:p>
          </table:table-cell>
          <table:table-cell table:formula="of:=(MAX([.C10];[.C25];[.C40]) - MIN([.C10];[.C25];[.C40]) )/2" office:value-type="float" office:value="0.825" calcext:value-type="float">
            <text:p>0.825</text:p>
          </table:table-cell>
          <table:table-cell table:formula="of:=ROUND(([.G10]+[.G25]+[.G40])/3;2)" office:value-type="float" office:value="303.21" calcext:value-type="float">
            <text:p>303.21</text:p>
          </table:table-cell>
          <table:table-cell table:formula="of:=(MAX([.G10];[.G25];[.G40]) - MIN([.G10];[.G25];[.G40]) )/2" office:value-type="float" office:value="3.28999999999999" calcext:value-type="float">
            <text:p>3.28999999999999</text:p>
          </table:table-cell>
          <table:table-cell table:formula="of:=ROUND(([.E10]+[.E25]+[.E40])/3;2)" office:value-type="float" office:value="2789" calcext:value-type="float">
            <text:p>2789</text:p>
          </table:table-cell>
          <table:table-cell table:formula="of:=(MAX([.E10];[.E25];[.E40]) - MIN([.E10];[.E25];[.E40]) )/2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97.11" calcext:value-type="float">
            <text:p>9697.11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<text:s/>5:03.81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303.81" calcext:value-type="float">
            <text:p>303.81</text:p>
          </table:table-cell>
          <table:table-cell office:value-type="float" office:value="32" calcext:value-type="float">
            <text:p>32</text:p>
          </table:table-cell>
          <table:table-cell table:formula="of:=ROUND(([.B11]+[.B26]+[.B41])/3;2)" office:value-type="float" office:value="9767.29" calcext:value-type="float">
            <text:p>9767.29</text:p>
          </table:table-cell>
          <table:table-cell table:formula="of:=(MAX([.B11];[.B26];[.B41]) - MIN([.B11];[.B26];[.B41]) )/2" office:value-type="float" office:value="169.695" calcext:value-type="float">
            <text:p>169.695</text:p>
          </table:table-cell>
          <table:table-cell table:formula="of:=ROUND(([.C11]+[.C26]+[.C41])/3;2)" office:value-type="float" office:value="12.62" calcext:value-type="float">
            <text:p>12.62</text:p>
          </table:table-cell>
          <table:table-cell table:formula="of:=(MAX([.C11];[.C26];[.C41]) - MIN([.C11];[.C26];[.C41]) )/2" office:value-type="float" office:value="0.984999999999999" calcext:value-type="float">
            <text:p>0.984999999999999</text:p>
          </table:table-cell>
          <table:table-cell table:formula="of:=ROUND(([.G11]+[.G26]+[.G41])/3;2)" office:value-type="float" office:value="306.07" calcext:value-type="float">
            <text:p>306.07</text:p>
          </table:table-cell>
          <table:table-cell table:formula="of:=(MAX([.G11];[.G26];[.G41]) - MIN([.G11];[.G26];[.G41]) )/2" office:value-type="float" office:value="5.14499999999998" calcext:value-type="float">
            <text:p>5.14499999999998</text:p>
          </table:table-cell>
          <table:table-cell table:formula="of:=ROUND(([.E11]+[.E26]+[.E41])/3;2)" office:value-type="float" office:value="3195" calcext:value-type="float">
            <text:p>3195</text:p>
          </table:table-cell>
          <table:table-cell table:formula="of:=(MAX([.E11];[.E26];[.E41]) - MIN([.E11];[.E26];[.E41]) )/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077.24" calcext:value-type="float">
            <text:p>11077.24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<text:s/>5:09.53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309.53" calcext:value-type="float">
            <text:p>309.53</text:p>
          </table:table-cell>
          <table:table-cell office:value-type="float" office:value="36" calcext:value-type="float">
            <text:p>36</text:p>
          </table:table-cell>
          <table:table-cell table:formula="of:=ROUND(([.B12]+[.B27]+[.B42])/3;2)" office:value-type="float" office:value="11153.59" calcext:value-type="float">
            <text:p>11153.59</text:p>
          </table:table-cell>
          <table:table-cell table:formula="of:=(MAX([.B12];[.B27];[.B42]) - MIN([.B12];[.B27];[.B42]) )/2" office:value-type="float" office:value="74.4800000000005" calcext:value-type="float">
            <text:p>74.4800000000005</text:p>
          </table:table-cell>
          <table:table-cell table:formula="of:=ROUND(([.C12]+[.C27]+[.C42])/3;2)" office:value-type="float" office:value="16" calcext:value-type="float">
            <text:p>16</text:p>
          </table:table-cell>
          <table:table-cell table:formula="of:=(MAX([.C12];[.C27];[.C42]) - MIN([.C12];[.C27];[.C42]) )/2" office:value-type="float" office:value="1.175" calcext:value-type="float">
            <text:p>1.175</text:p>
          </table:table-cell>
          <table:table-cell table:formula="of:=ROUND(([.G12]+[.G27]+[.G42])/3;2)" office:value-type="float" office:value="312.47" calcext:value-type="float">
            <text:p>312.47</text:p>
          </table:table-cell>
          <table:table-cell table:formula="of:=(MAX([.G12];[.G27];[.G42]) - MIN([.G12];[.G27];[.G42]) )/2" office:value-type="float" office:value="3.18000000000001" calcext:value-type="float">
            <text:p>3.18000000000001</text:p>
          </table:table-cell>
          <table:table-cell table:formula="of:=ROUND(([.E12]+[.E27]+[.E42])/3;2)" office:value-type="float" office:value="3574.33" calcext:value-type="float">
            <text:p>3574.33</text:p>
          </table:table-cell>
          <table:table-cell table:formula="of:=(MAX([.E12];[.E27];[.E42]) - MIN([.E12];[.E27];[.E42]) )/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645.48" calcext:value-type="float">
            <text:p>12645.48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<text:s/>5:18.27</text:p>
          </table:table-cell>
          <table:table-cell office:value-type="float" office:value="3978" calcext:value-type="float">
            <text:p>3978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318.27" calcext:value-type="float">
            <text:p>318.27</text:p>
          </table:table-cell>
          <table:table-cell office:value-type="float" office:value="40" calcext:value-type="float">
            <text:p>40</text:p>
          </table:table-cell>
          <table:table-cell table:formula="of:=ROUND(([.B13]+[.B28]+[.B43])/3;2)" office:value-type="float" office:value="12578.43" calcext:value-type="float">
            <text:p>12578.43</text:p>
          </table:table-cell>
          <table:table-cell table:formula="of:=(MAX([.B13];[.B28];[.B43]) - MIN([.B13];[.B28];[.B43]) )/2" office:value-type="float" office:value="124.33" calcext:value-type="float">
            <text:p>124.33</text:p>
          </table:table-cell>
          <table:table-cell table:formula="of:=ROUND(([.C13]+[.C28]+[.C43])/3;2)" office:value-type="float" office:value="17.51" calcext:value-type="float">
            <text:p>17.51</text:p>
          </table:table-cell>
          <table:table-cell table:formula="of:=(MAX([.C13];[.C28];[.C43]) - MIN([.C13];[.C28];[.C43]) )/2" office:value-type="float" office:value="1.755" calcext:value-type="float">
            <text:p>1.755</text:p>
          </table:table-cell>
          <table:table-cell table:formula="of:=ROUND(([.G13]+[.G28]+[.G43])/3;2)" office:value-type="float" office:value="316.04" calcext:value-type="float">
            <text:p>316.04</text:p>
          </table:table-cell>
          <table:table-cell table:formula="of:=(MAX([.G13];[.G28];[.G43]) - MIN([.G13];[.G28];[.G43]) )/2" office:value-type="float" office:value="3.26499999999999" calcext:value-type="float">
            <text:p>3.26499999999999</text:p>
          </table:table-cell>
          <table:table-cell table:formula="of:=ROUND(([.E13]+[.E28]+[.E43])/3;2)" office:value-type="float" office:value="3985" calcext:value-type="float">
            <text:p>3985</text:p>
          </table:table-cell>
          <table:table-cell table:formula="of:=(MAX([.E13];[.E28];[.E43]) - MIN([.E13];[.E28];[.E43]) )/2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parallel44</text:p>
          </table:table-cell>
          <table:table-cell table:style-name="ce4" office:value-type="float" office:value="14162.69" calcext:value-type="float">
            <text:p>14162.69</text:p>
          </table:table-cell>
          <table:table-cell table:style-name="ce4" office:value-type="float" office:value="23.19" calcext:value-type="float">
            <text:p>23.19</text:p>
          </table:table-cell>
          <table:table-cell table:style-name="ce6" office:value-type="string" calcext:value-type="string">
            <text:p>5:26.99</text:p>
          </table:table-cell>
          <table:table-cell table:style-name="ce4" office:value-type="float" office:value="4338" calcext:value-type="float">
            <text:p>4338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D14]*86400" office:value-type="float" office:value="326.99" calcext:value-type="float">
            <text:p>326.99</text:p>
          </table:table-cell>
          <table:table-cell office:value-type="float" office:value="44" calcext:value-type="float">
            <text:p>44</text:p>
          </table:table-cell>
          <table:table-cell table:formula="of:=ROUND(([.B14]+[.B29]+[.B44])/3;2)" office:value-type="float" office:value="14192.89" calcext:value-type="float">
            <text:p>14192.89</text:p>
          </table:table-cell>
          <table:table-cell table:formula="of:=(MAX([.B14];[.B29];[.B44]) - MIN([.B14];[.B29];[.B44]) )/2" office:value-type="float" office:value="27.0599999999995" calcext:value-type="float">
            <text:p>27.0599999999995</text:p>
          </table:table-cell>
          <table:table-cell table:formula="of:=ROUND(([.C14]+[.C29]+[.C44])/3;2)" office:value-type="float" office:value="23.22" calcext:value-type="float">
            <text:p>23.22</text:p>
          </table:table-cell>
          <table:table-cell table:formula="of:=(MAX([.C14];[.C29];[.C44]) - MIN([.C14];[.C29];[.C44]) )/2" office:value-type="float" office:value="0.359999999999999" calcext:value-type="float">
            <text:p>0.359999999999999</text:p>
          </table:table-cell>
          <table:table-cell table:formula="of:=ROUND(([.G14]+[.G29]+[.G44])/3;2)" office:value-type="float" office:value="329.51" calcext:value-type="float">
            <text:p>329.51</text:p>
          </table:table-cell>
          <table:table-cell table:formula="of:=(MAX([.G14];[.G29];[.G44]) - MIN([.G14];[.G29];[.G44]) )/2" office:value-type="float" office:value="6.05499999999998" calcext:value-type="float">
            <text:p>6.05499999999998</text:p>
          </table:table-cell>
          <table:table-cell table:formula="of:=ROUND(([.E14]+[.E29]+[.E44])/3;2)" office:value-type="float" office:value="4315" calcext:value-type="float">
            <text:p>4315</text:p>
          </table:table-cell>
          <table:table-cell table:formula="of:=(MAX([.E14];[.E29];[.E44]) - MIN([.E14];[.E29];[.E44]) )/2"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051.78" calcext:value-type="float">
            <text:p>15051.78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<text:s/>5:23.32</text:p>
          </table:table-cell>
          <table:table-cell office:value-type="float" office:value="4662" calcext:value-type="float">
            <text:p>4662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323.32" calcext:value-type="float">
            <text:p>323.32</text:p>
          </table:table-cell>
          <table:table-cell office:value-type="float" office:value="48" calcext:value-type="float">
            <text:p>48</text:p>
          </table:table-cell>
          <table:table-cell table:formula="of:=ROUND(([.B15]+[.B30]+[.B45])/3;2)" office:value-type="float" office:value="15285.21" calcext:value-type="float">
            <text:p>15285.21</text:p>
          </table:table-cell>
          <table:table-cell table:formula="of:=(MAX([.B15];[.B30];[.B45]) - MIN([.B15];[.B30];[.B45]) )/2" office:value-type="float" office:value="219.259999999999" calcext:value-type="float">
            <text:p>219.259999999999</text:p>
          </table:table-cell>
          <table:table-cell table:formula="of:=ROUND(([.C15]+[.C30]+[.C45])/3;2)" office:value-type="float" office:value="24.43" calcext:value-type="float">
            <text:p>24.43</text:p>
          </table:table-cell>
          <table:table-cell table:formula="of:=(MAX([.C15];[.C30];[.C45]) - MIN([.C15];[.C30];[.C45]) )/2" office:value-type="float" office:value="0.809999999999999" calcext:value-type="float">
            <text:p>0.809999999999999</text:p>
          </table:table-cell>
          <table:table-cell table:formula="of:=ROUND(([.G15]+[.G30]+[.G45])/3;2)" office:value-type="float" office:value="327.28" calcext:value-type="float">
            <text:p>327.28</text:p>
          </table:table-cell>
          <table:table-cell table:formula="of:=(MAX([.G15];[.G30];[.G45]) - MIN([.G15];[.G30];[.G45]) )/2" office:value-type="float" office:value="3.32500000000002" calcext:value-type="float">
            <text:p>3.32500000000002</text:p>
          </table:table-cell>
          <table:table-cell table:formula="of:=ROUND(([.E15]+[.E30]+[.E45])/3;2)" office:value-type="float" office:value="4677.33" calcext:value-type="float">
            <text:p>4677.33</text:p>
          </table:table-cell>
          <table:table-cell table:formula="of:=(MAX([.E15];[.E30];[.E45]) - MIN([.E15];[.E30];[.E45]) )/2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.71" calcext:value-type="float">
            <text:p>263.7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4:23.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8]*86400" office:value-type="float" office:value="263.95" calcext:value-type="float">
            <text:p>263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103.72" calcext:value-type="float">
            <text:p>1103.72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<text:s/>4:47.8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87.82" calcext:value-type="float">
            <text:p>287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23.6" calcext:value-type="float">
            <text:p>2123.6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<text:s/>4:25.7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65.77" calcext:value-type="float">
            <text:p>265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217.69" calcext:value-type="float">
            <text:p>3217.69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<text:s/>4:29.49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269.49" calcext:value-type="float">
            <text:p>269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294.79" calcext:value-type="float">
            <text:p>4294.79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<text:s/>4:28.86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268.86" calcext:value-type="float">
            <text:p>268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34.1" calcext:value-type="float">
            <text:p>5434.1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<text:s/>4:32.3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72.35" calcext:value-type="float">
            <text:p>272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585.25" calcext:value-type="float">
            <text:p>6585.25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4:35.24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275.24" calcext:value-type="float">
            <text:p>275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465.52" calcext:value-type="float">
            <text:p>8465.52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<text:s/>5:03.33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303.33" calcext:value-type="float">
            <text:p>303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972.08" calcext:value-type="float">
            <text:p>9972.08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/>5:12.34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312.34" calcext:value-type="float">
            <text:p>312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157.34" calcext:value-type="float">
            <text:p>11157.34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5:11.98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311.98" calcext:value-type="float">
            <text:p>311.98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llel40</text:p>
          </table:table-cell>
          <table:table-cell table:style-name="ce4" office:value-type="float" office:value="12669.23" calcext:value-type="float">
            <text:p>12669.23</text:p>
          </table:table-cell>
          <table:table-cell table:style-name="ce4" office:value-type="float" office:value="15.82" calcext:value-type="float">
            <text:p>15.82</text:p>
          </table:table-cell>
          <table:table-cell table:style-name="ce6" office:value-type="string" calcext:value-type="string">
            <text:p><text:s/>5:18.12</text:p>
          </table:table-cell>
          <table:table-cell table:style-name="ce4" office:value-type="float" office:value="3987" calcext:value-type="float">
            <text:p>3987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[.D28]*86400" office:value-type="float" office:value="318.12" calcext:value-type="float">
            <text:p>318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199.18" calcext:value-type="float">
            <text:p>14199.18</text:p>
          </table:table-cell>
          <table:table-cell office:value-type="float" office:value="22.87" calcext:value-type="float">
            <text:p>22.87</text:p>
          </table:table-cell>
          <table:table-cell office:value-type="string" calcext:value-type="string">
            <text:p><text:s/>5:36.83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336.83" calcext:value-type="float">
            <text:p>336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490.3" calcext:value-type="float">
            <text:p>15490.3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5:29.97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329.97" calcext:value-type="float">
            <text:p>329.97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3.14" calcext:value-type="float">
            <text:p>263.1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4:2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[.D33]*86400" office:value-type="float" office:value="263.25" calcext:value-type="float">
            <text:p>263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1054.43" calcext:value-type="float">
            <text:p>1054.4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s/>4:23.7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formula="of:=[.D34]*86400" office:value-type="float" office:value="263.78" calcext:value-type="float">
            <text:p>263.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126.57" calcext:value-type="float">
            <text:p>2126.57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<text:s/>4:26.0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6.09" calcext:value-type="float">
            <text:p>266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3576.28" calcext:value-type="float">
            <text:p>3576.28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<text:s/>5:40.9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340.95" calcext:value-type="float">
            <text:p>340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4305.65" calcext:value-type="float">
            <text:p>4305.65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<text:s/>4:29.88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269.88" calcext:value-type="float">
            <text:p>269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5436.21" calcext:value-type="float">
            <text:p>5436.21</text:p>
          </table:table-cell>
          <table:table-cell office:value-type="float" office:value="8.26" calcext:value-type="float">
            <text:p>8.26</text:p>
          </table:table-cell>
          <table:table-cell office:value-type="string" calcext:value-type="string">
            <text:p><text:s/>4:32.3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272.31" calcext:value-type="float">
            <text:p>272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6604.88" calcext:value-type="float">
            <text:p>6604.88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4:38.93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78.93" calcext:value-type="float">
            <text:p>278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8494.43" calcext:value-type="float">
            <text:p>8494.43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<text:s/>5:06.44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306.44" calcext:value-type="float">
            <text:p>306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9632.69" calcext:value-type="float">
            <text:p>9632.69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<text:s/>5:02.05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302.05" calcext:value-type="float">
            <text:p>302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11226.2" calcext:value-type="float">
            <text:p>11226.2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<text:s/>5:15.89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315.89" calcext:value-type="float">
            <text:p>315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12420.57" calcext:value-type="float">
            <text:p>12420.57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<text:s/>5:11.74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311.74" calcext:value-type="float">
            <text:p>311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14216.81" calcext:value-type="float">
            <text:p>14216.81</text:p>
          </table:table-cell>
          <table:table-cell office:value-type="float" office:value="23.59" calcext:value-type="float">
            <text:p>23.59</text:p>
          </table:table-cell>
          <table:table-cell office:value-type="string" calcext:value-type="string">
            <text:p><text:s/>5:24.72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324.72" calcext:value-type="float">
            <text:p>324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15313.54" calcext:value-type="float">
            <text:p>15313.54</text:p>
          </table:table-cell>
          <table:table-cell office:value-type="float" office:value="24.11" calcext:value-type="float">
            <text:p>24.11</text:p>
          </table:table-cell>
          <table:table-cell office:value-type="string" calcext:value-type="string">
            <text:p><text:s/>5:28.54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328.54" calcext:value-type="float">
            <text:p>328.5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3:28:03.08832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3T16:46:48.363461190</dc:date>
    <meta:editing-duration>P1DT20H2M5S</meta:editing-duration>
    <meta:editing-cycles>4</meta:editing-cycles>
    <meta:generator>LibreOffice/7.0.2.2$Linux_X86_64 LibreOffice_project/00$Build-2</meta:generator>
    <meta:document-statistic meta:table-count="1" meta:cell-count="398" meta:object-count="0"/>
  </office:meta>
</office:document-meta>
</file>